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1.062cm" style:rel-column-width="4095*"/>
    </style:style>
    <style:style style:name="Tabla1.E" style:family="table-column">
      <style:table-column-properties style:column-width="1.064cm" style:rel-column-width="4098*"/>
    </style:style>
    <style:style style:name="Tabla1.M" style:family="table-column">
      <style:table-column-properties style:column-width="1.064cm" style:rel-column-width="410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background-color="#b159d4" fo:padding="0.097cm" fo:border-left="0.5pt solid #808080" fo:border-right="none" fo:border-top="none" fo:border-bottom="0.5pt solid #808080">
        <style:background-image/>
      </style:table-cell-properties>
    </style:style>
    <style:style style:name="Tabla1.D4" style:family="table-cell">
      <style:table-cell-properties fo:background-color="transparent" fo:padding="0.097cm" fo:border-left="0.5pt solid #808080" fo:border-right="none" fo:border-top="none" fo:border-bottom="0.5pt solid #808080">
        <style:background-image/>
      </style:table-cell-properties>
    </style:style>
    <style:style style:name="Tabla1.G4" style:family="table-cell">
      <style:table-cell-properties fo:padding="0.097cm" fo:border-left="0.5pt solid #808080" fo:border-right="none" fo:border-top="none" fo:border-bottom="0.5pt solid #808080"/>
    </style:style>
    <style:style style:name="Tabla1.H4" style:family="table-cell">
      <style:table-cell-properties fo:padding="0.097cm" fo:border-left="0.5pt solid #808080" fo:border-right="none" fo:border-top="none" fo:border-bottom="0.5pt solid #808080"/>
    </style:style>
    <style:style style:name="Tabla1.I4" style:family="table-cell">
      <style:table-cell-properties fo:padding="0.097cm" fo:border-left="0.5pt solid #808080" fo:border-right="none" fo:border-top="none" fo:border-bottom="0.5pt solid #808080"/>
    </style:style>
    <style:style style:name="Tabla1.J4" style:family="table-cell">
      <style:table-cell-properties fo:padding="0.097cm" fo:border-left="0.5pt solid #808080" fo:border-right="none" fo:border-top="none" fo:border-bottom="0.5pt solid #808080"/>
    </style:style>
    <style:style style:name="Tabla1.K4" style:family="table-cell">
      <style:table-cell-properties fo:padding="0.097cm" fo:border-left="0.5pt solid #808080" fo:border-right="none" fo:border-top="none" fo:border-bottom="0.5pt solid #808080"/>
    </style:style>
    <style:style style:name="Tabla1.L4" style:family="table-cell">
      <style:table-cell-properties fo:padding="0.097cm" fo:border-left="0.5pt solid #808080" fo:border-right="none" fo:border-top="none" fo:border-bottom="0.5pt solid #808080"/>
    </style:style>
    <style:style style:name="Tabla1.M4" style:family="table-cell">
      <style:table-cell-properties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fo:padding="0.097cm" fo:border-left="0.5pt solid #808080" fo:border-right="none" fo:border-top="none" fo:border-bottom="0.5pt solid #808080"/>
    </style:style>
    <style:style style:name="Tabla1.D5" style:family="table-cell">
      <style:table-cell-properties fo:background-color="#40b2da" fo:padding="0.097cm" fo:border-left="0.5pt solid #808080" fo:border-right="none" fo:border-top="none" fo:border-bottom="0.5pt solid #808080">
        <style:background-image/>
      </style:table-cell-properties>
    </style:style>
    <style:style style:name="Tabla1.K5" style:family="table-cell">
      <style:table-cell-properties fo:padding="0.097cm" fo:border-left="0.5pt solid #808080" fo:border-right="none" fo:border-top="none" fo:border-bottom="0.5pt solid #808080"/>
    </style:style>
    <style:style style:name="Tabla1.L5" style:family="table-cell">
      <style:table-cell-properties fo:padding="0.097cm" fo:border-left="0.5pt solid #808080" fo:border-right="none" fo:border-top="none" fo:border-bottom="0.5pt solid #808080"/>
    </style:style>
    <style:style style:name="Tabla1.M5" style:family="table-cell">
      <style:table-cell-properties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fo:padding="0.097cm" fo:border-left="0.5pt solid #808080" fo:border-right="none" fo:border-top="none" fo:border-bottom="0.5pt solid #808080"/>
    </style:style>
    <style:style style:name="Tabla1.C6" style:family="table-cell">
      <style:table-cell-properties fo:padding="0.097cm" fo:border-left="0.5pt solid #808080" fo:border-right="none" fo:border-top="none" fo:border-bottom="0.5pt solid #808080"/>
    </style:style>
    <style:style style:name="Tabla1.G6" style:family="table-cell">
      <style:table-cell-properties fo:background-color="#a0de40" fo:padding="0.097cm" fo:border-left="0.5pt solid #808080" fo:border-right="none" fo:border-top="none" fo:border-bottom="0.5pt solid #808080">
        <style:background-image/>
      </style:table-cell-properties>
    </style:style>
    <style:style style:name="Tabla1.M6" style:family="table-cell">
      <style:table-cell-properties fo:padding="0.097cm" fo:border-left="0.5pt solid #808080" fo:border-right="0.5pt solid #808080" fo:border-top="none" fo:border-bottom="0.5pt solid #808080"/>
    </style:style>
    <style:style style:name="Tabla1.B7" style:family="table-cell">
      <style:table-cell-properties fo:padding="0.097cm" fo:border-left="0.5pt solid #808080" fo:border-right="none" fo:border-top="none" fo:border-bottom="0.5pt solid #808080"/>
    </style:style>
    <style:style style:name="Tabla1.C7" style:family="table-cell">
      <style:table-cell-properties fo:padding="0.097cm" fo:border-left="0.5pt solid #808080" fo:border-right="none" fo:border-top="none" fo:border-bottom="0.5pt solid #808080"/>
    </style:style>
    <style:style style:name="Tabla1.F7" style:family="table-cell">
      <style:table-cell-properties fo:padding="0.097cm" fo:border-left="0.5pt solid #808080" fo:border-right="none" fo:border-top="none" fo:border-bottom="0.5pt solid #808080"/>
    </style:style>
    <style:style style:name="Tabla1.G7" style:family="table-cell">
      <style:table-cell-properties fo:padding="0.097cm" fo:border-left="0.5pt solid #808080" fo:border-right="none" fo:border-top="none" fo:border-bottom="0.5pt solid #808080"/>
    </style:style>
    <style:style style:name="Tabla1.K7" style:family="table-cell">
      <style:table-cell-properties fo:background-color="#e2c241" fo:padding="0.097cm" fo:border-left="0.5pt solid #808080" fo:border-right="none" fo:border-top="none" fo:border-bottom="0.5pt solid #808080">
        <style:background-image/>
      </style:table-cell-properties>
    </style:style>
    <style:style style:name="Tabla1.M7" style:family="table-cell">
      <style:table-cell-properties fo:padding="0.097cm" fo:border-left="0.5pt solid #808080" fo:border-right="0.5pt solid #808080" fo:border-top="none" fo:border-bottom="0.5pt solid #808080"/>
    </style:style>
    <style:style style:name="Tabla1.B8" style:family="table-cell">
      <style:table-cell-properties fo:padding="0.097cm" fo:border-left="0.5pt solid #808080" fo:border-right="none" fo:border-top="none" fo:border-bottom="0.5pt solid #808080"/>
    </style:style>
    <style:style style:name="Tabla1.C8" style:family="table-cell">
      <style:table-cell-properties fo:padding="0.097cm" fo:border-left="0.5pt solid #808080" fo:border-right="none" fo:border-top="none" fo:border-bottom="0.5pt solid #808080"/>
    </style:style>
    <style:style style:name="Tabla1.E8" style:family="table-cell">
      <style:table-cell-properties fo:padding="0.097cm" fo:border-left="0.5pt solid #808080" fo:border-right="none" fo:border-top="none" fo:border-bottom="0.5pt solid #808080"/>
    </style:style>
    <style:style style:name="Tabla1.F8" style:family="table-cell">
      <style:table-cell-properties fo:padding="0.097cm" fo:border-left="0.5pt solid #808080" fo:border-right="none" fo:border-top="none" fo:border-bottom="0.5pt solid #808080"/>
    </style:style>
    <style:style style:name="Tabla1.G8" style:family="table-cell">
      <style:table-cell-properties fo:padding="0.097cm" fo:border-left="0.5pt solid #808080" fo:border-right="none" fo:border-top="none" fo:border-bottom="0.5pt solid #808080"/>
    </style:style>
    <style:style style:name="Tabla1.H8" style:family="table-cell">
      <style:table-cell-properties fo:padding="0.097cm" fo:border-left="0.5pt solid #808080" fo:border-right="none" fo:border-top="none" fo:border-bottom="0.5pt solid #808080"/>
    </style:style>
    <style:style style:name="Tabla1.I8" style:family="table-cell">
      <style:table-cell-properties fo:padding="0.097cm" fo:border-left="0.5pt solid #808080" fo:border-right="none" fo:border-top="none" fo:border-bottom="0.5pt solid #808080"/>
    </style:style>
    <style:style style:name="Tabla1.J8" style:family="table-cell">
      <style:table-cell-properties fo:padding="0.097cm" fo:border-left="0.5pt solid #808080" fo:border-right="none" fo:border-top="none" fo:border-bottom="0.5pt solid #808080"/>
    </style:style>
    <style:style style:name="Tabla1.K8" style:family="table-cell">
      <style:table-cell-properties fo:padding="0.097cm" fo:border-left="0.5pt solid #808080" fo:border-right="none" fo:border-top="none" fo:border-bottom="0.5pt solid #808080"/>
    </style:style>
    <style:style style:name="Tabla1.L8" style:family="table-cell">
      <style:table-cell-properties fo:padding="0.097cm" fo:border-left="0.5pt solid #808080" fo:border-right="none" fo:border-top="none" fo:border-bottom="0.5pt solid #808080"/>
    </style:style>
    <style:style style:name="Tabla1.M8" style:family="table-cell">
      <style:table-cell-properties fo:background-color="#e7824a" fo:padding="0.097cm" fo:border-left="0.5pt solid #808080" fo:border-right="0.5pt solid #808080" fo:border-top="none" fo:border-bottom="0.5pt solid #808080">
        <style:background-image/>
      </style:table-cell-properties>
    </style:style>
    <style:style style:name="P1" style:family="paragraph" style:parent-style-name="Header">
      <style:text-properties style:font-name="arial" officeooo:rsid="001b7594" officeooo:paragraph-rsid="001b7594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b7594" officeooo:paragraph-rsid="001b7594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officeooo:paragraph-rsid="001b7594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ba7e" officeooo:paragraph-rsid="0022ba7e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28364" officeooo:paragraph-rsid="0022836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8364" officeooo:paragraph-rsid="0022ba7e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1c55b8" officeooo:paragraph-rsid="001c55b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0d0b0" officeooo:paragraph-rsid="001c55b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0d0b0" officeooo:paragraph-rsid="0020d0b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44d94" officeooo:paragraph-rsid="00244d94"/>
    </style:style>
    <style:style style:name="P13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28364"/>
    </style:style>
    <style:style style:name="P14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65f2a"/>
    </style:style>
    <style:style style:name="P15" style:family="paragraph" style:parent-style-name="Table_20_Contents">
      <style:paragraph-properties fo:text-align="start" style:justify-single-word="false"/>
      <style:text-properties fo:color="#b159d4" loext:opacity="100%" style:font-name="arial" fo:font-weight="bold" officeooo:rsid="00253291" officeooo:paragraph-rsid="00253291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40b2da" loext:opacity="100%" style:font-name="arial" fo:font-weight="bold" officeooo:rsid="0022ba7e" officeooo:paragraph-rsid="0025329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a0de40" loext:opacity="100%" style:font-name="arial" fo:font-size="12pt" fo:font-weight="bold" officeooo:rsid="00253291" officeooo:paragraph-rsid="0025329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e7824a" loext:opacity="100%" style:font-name="arial" fo:font-weight="bold" officeooo:rsid="00244d94" officeooo:paragraph-rsid="00244d9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e2c241" loext:opacity="100%" style:font-name="arial" fo:font-size="12pt" fo:font-weight="bold" officeooo:rsid="00253291" officeooo:paragraph-rsid="00253291" fo:background-color="transparent" style:font-size-asian="12pt" style:font-weight-asian="bold" style:font-size-complex="12pt" style:font-weight-complex="bold"/>
    </style:style>
    <style:style style:name="P20" style:family="paragraph" style:parent-style-name="Heading_20_1">
      <style:paragraph-properties fo:text-align="center" style:justify-single-word="false"/>
      <style:text-properties style:font-name="arial" officeooo:rsid="001b7594" officeooo:paragraph-rsid="001b7594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5f2a" officeooo:paragraph-rsid="00265f2a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f4fe" officeooo:paragraph-rsid="0026f4fe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24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25" style:family="paragraph" style:parent-style-name="Text_20_body" style:list-style-name="L1">
      <style:paragraph-properties fo:text-align="start" style:justify-single-word="false"/>
      <style:text-properties style:font-name="arial" style:text-underline-style="none" officeooo:rsid="00265f2a" officeooo:paragraph-rsid="00265f2a"/>
    </style:style>
    <style:style style:name="T1" style:family="text">
      <style:text-properties officeooo:rsid="001c7d24"/>
    </style:style>
    <style:style style:name="T2" style:family="text">
      <style:text-properties officeooo:rsid="001dcb48"/>
    </style:style>
    <style:style style:name="T3" style:family="text">
      <style:text-properties officeooo:rsid="00228364"/>
    </style:style>
    <style:style style:name="T4" style:family="text">
      <style:text-properties officeooo:rsid="00253291"/>
    </style:style>
    <style:style style:name="T5" style:family="text">
      <style:text-properties officeooo:rsid="00265f2a"/>
    </style:style>
    <style:style style:name="T6" style:family="text">
      <style:text-properties officeooo:rsid="0026f4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Proyecto DIW</text:h>
      <text:p text:style-name="P4"/>
      <text:p text:style-name="P13">ESTRATEGIA</text:p>
      <text:p text:style-name="P2">1) laureano covelo 2</text:p>
      <text:p text:style-name="P9">2)</text:p>
      <text:p text:style-name="P9">a. Género: <text:span text:style-name="T2">masculino y femenino</text:span></text:p>
      <text:p text:style-name="P9">b. Rango de edad: <text:span text:style-name="T1">+20</text:span> </text:p>
      <text:p text:style-name="P9">c. Nacionalidades: <text:span text:style-name="T1">mayoritariamente española</text:span></text:p>
      <text:p text:style-name="P9">d. Dispositivos desde los que navegan: <text:span text:style-name="T1">ordenador y telefono</text:span></text:p>
      <text:p text:style-name="P9">e. Navegador más usado: <text:span text:style-name="T1">chrome</text:span></text:p>
      <text:p text:style-name="P9">f. Comportamiento (tiempo de permanencia, páginas por sesión…): <text:span text:style-name="T2">rapido</text:span></text:p>
      <text:p text:style-name="P9">g. Otras observaciones:</text:p>
      <text:p text:style-name="P10"/>
      <text:p text:style-name="P10">3)</text:p>
      <text:p text:style-name="P10">a. Establece un objetivo principal: contactarnos </text:p>
      <text:p text:style-name="P10">b. Establece objetivos secundarios: darse a conocer y mostrar nuestros proyectos </text:p>
      <text:p text:style-name="P10"/>
      <text:p text:style-name="P11">4)</text:p>
      <text:p text:style-name="P11">-inicio</text:p>
      <text:p text:style-name="P11">-contacto</text:p>
      <text:p text:style-name="P11">-galeria de proyectos</text:p>
      <text:p text:style-name="P11">-noticias</text:p>
      <text:p text:style-name="P11"/>
      <text:p text:style-name="P11">5)</text:p>
      <text:p text:style-name="P11">a. Imágenes: perfectas</text:p>
      <text:p text:style-name="P11">b. Tipografía: <text:span text:style-name="T3">no la tiene</text:span></text:p>
      <text:p text:style-name="P11">c. BBDD: <text:span text:style-name="T3">no los tiene</text:span></text:p>
      <text:p text:style-name="P11">d. Logotipo: <text:span text:style-name="T3">perfecto</text:span></text:p>
      <text:p text:style-name="P11">e. Otros: <text:span text:style-name="T3">perfecto</text:span></text:p>
      <text:p text:style-name="P11"/>
      <text:p text:style-name="P7"><text:soft-page-break/>6)</text:p>
      <text:p text:style-name="P7">a. Fecha de presentacion de prueba al cliente: 2 meses </text:p>
      <text:p text:style-name="P8">b. Fecha de presentacion al publico: <text:s/>1 meses</text:p>
      <text:p text:style-name="P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M"/>
        <table:table-row>
          <table:table-cell table:style-name="Tabla1.A1" table:number-rows-spanned="3" office:value-type="string">
            <text:p text:style-name="P3"/>
          </table:table-cell>
          <table:table-cell table:style-name="Tabla1.B1" table:number-columns-spanned="12" office:value-type="string">
            <text:p text:style-name="P12">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table:number-columns-spanned="4" office:value-type="string">
            <text:p text:style-name="P6">Octubre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6">Noviembre</text:p>
          </table:table-cell>
          <table:covered-table-cell/>
          <table:covered-table-cell/>
          <table:covered-table-cell/>
          <table:table-cell table:style-name="Tabla1.J2" table:number-columns-spanned="4" office:value-type="string">
            <text:p text:style-name="P6">Diciembre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J2" office:value-type="string">
            <text:p text:style-name="P6">4</text:p>
          </table:table-cell>
        </table:table-row>
        <table:table-row>
          <table:table-cell table:style-name="Tabla1.A2" office:value-type="string">
            <text:p text:style-name="P15">Planificacion</text:p>
          </table:table-cell>
          <table:table-cell table:style-name="Tabla1.B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4" office:value-type="string">
            <text:p text:style-name="P5"/>
          </table:table-cell>
          <table:table-cell table:style-name="Tabla1.H4" office:value-type="string">
            <text:p text:style-name="P5"/>
          </table:table-cell>
          <table:table-cell table:style-name="Tabla1.I4" office:value-type="string">
            <text:p text:style-name="P5"/>
          </table:table-cell>
          <table:table-cell table:style-name="Tabla1.J4" office:value-type="string">
            <text:p text:style-name="P5"/>
          </table:table-cell>
          <table:table-cell table:style-name="Tabla1.K4" office:value-type="string">
            <text:p text:style-name="P5"/>
          </table:table-cell>
          <table:table-cell table:style-name="Tabla1.L4" office:value-type="string">
            <text:p text:style-name="P5"/>
          </table:table-cell>
          <table:table-cell table:style-name="Tabla1.M4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6"><text:span text:style-name="T4">D</text:span>iseño</text:p>
          </table:table-cell>
          <table:table-cell table:style-name="Tabla1.B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5" office:value-type="string">
            <text:p text:style-name="P5"/>
          </table:table-cell>
          <table:table-cell table:style-name="Tabla1.L5" office:value-type="string">
            <text:p text:style-name="P5"/>
          </table:table-cell>
          <table:table-cell table:style-name="Tabla1.M5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7">Desarrollo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M6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9">Prueba cliente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F7" office:value-type="string">
            <text:p text:style-name="P5"/>
          </table:table-cell>
          <table:table-cell table:style-name="Tabla1.G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M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8"><text:span text:style-name="T4">Prueba </text:span>public<text:span text:style-name="T4">a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8" office:value-type="string">
            <text:p text:style-name="P5"/>
          </table:table-cell>
          <table:table-cell table:style-name="Tabla1.F8" office:value-type="string">
            <text:p text:style-name="P5"/>
          </table:table-cell>
          <table:table-cell table:style-name="Tabla1.G8" office:value-type="string">
            <text:p text:style-name="P5"/>
          </table:table-cell>
          <table:table-cell table:style-name="Tabla1.H8" office:value-type="string">
            <text:p text:style-name="P5"/>
          </table:table-cell>
          <table:table-cell table:style-name="Tabla1.I8" office:value-type="string">
            <text:p text:style-name="P5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</table:table-row>
      </table:table>
      <text:p text:style-name="P7"/>
      <text:p text:style-name="P14">PLANIFICACIÓ<text:span text:style-name="T5">N</text:span></text:p>
      <text:p text:style-name="P14"/>
      <text:list xml:id="list206337555" text:style-name="L1">
        <text:list-item>
          <text:p text:style-name="P21"/>
          <text:list>
            <text:list-item>
              <text:p text:style-name="P25">Directorios: <text:span text:style-name="T6">fotos/ , obras/, noticias/, css/</text:span></text:p>
            </text:list-item>
            <text:list-item>
              <text:p text:style-name="P25">Profundidad de clic de:</text:p>
              <text:list>
                <text:list-item>
                  <text:p text:style-name="P22">contacto.html</text:p>
                </text:list-item>
                <text:list-item>
                  <text:p text:style-name="P22">nosotros.html</text:p>
                </text:list-item>
                <text:list-item>
                  <text:p text:style-name="P22">obras/obraX</text:p>
                </text:list-item>
                <text:list-item>
                  <text:p text:style-name="P22">noticias/noticiaX</text:p>
                </text:list-item>
              </text:list>
            </text:list-item>
          </text:list>
        </text:list-item>
        <text:list-item>
          <text:p text:style-name="P23">Sitemap</text:p>
        </text:list-item>
        <text:list-item>
          <text:p text:style-name="P23">Diseño visual:</text:p>
          <text:list>
            <text:list-item>
              <text:p text:style-name="P23">patron:</text:p>
            </text:list-item>
            <text:list-item>
              <text:p text:style-name="P23">herramienta:</text:p>
            </text:list-item>
            <text:list-item>
              <text:p text:style-name="P23">Tamaños pantalla:</text:p>
            </text:list-item>
          </text:list>
        </text:list-item>
      </text:list>
      <text:p text:style-name="P24"/>
      <text:p text:style-name="P24"/>
      <text:p text:style-name="P24"/>
      <text:p text:style-name="P24"><text:a xlink:type="simple" xlink:href="https://wireframe.cc/9oGfpP" text:style-name="Internet_20_link" text:visited-style-name="Visited_20_Internet_20_Link">https://wireframe.cc/9oGfpP</text:a></text:p>
      <text:p text:style-name="P24"><text:a xlink:type="simple" xlink:href="https://www.cotodisa.com/" text:style-name="Internet_20_link" text:visited-style-name="Visited_20_Internet_20_Link">https://www.cotodisa.com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7594" officeooo:paragraph-rsid="001b75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lvio Nov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13:11.070434922</meta:creation-date>
    <dc:date>2022-11-09T17:55:52.833039083</dc:date>
    <meta:editing-duration>PT25M2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2" meta:paragraph-count="65" meta:word-count="173" meta:character-count="1097" meta:non-whitespace-character-count="995"/>
  </office:meta>
</office:document-meta>
</file>